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00067a" officeooo:paragraph-rsid="0000067a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jercicios </text:h>
      <text:list xml:id="list3683115905" text:style-name="L1">
        <text:list-item>
          <text:p text:style-name="P2"><text:span text:style-name="Strong_20_Emphasis">Clasificación de Malware</text:span><text:line-break/>a) Define el término <text:span text:style-name="Strong_20_Emphasis">malware</text:span>.<text:line-break/>b) Enumera y describe brevemente cinco tipos de malware (por ejemplo: virus, gusanos, troyanos, ransomware, spyware), explicando las diferencias fundamentales entre ellos.<text:line-break/>c) Indica un ejemplo de situación real (caso práctico) en la que cada tipo de malware podría afectar a un sistema informático.</text:p>
        </text:list-item>
        <text:list-item>
          <text:p text:style-name="P2"><text:span text:style-name="Strong_20_Emphasis">Análisis de Casos Prácticos:</text:span><text:line-break/>Analiza la siguiente situación:</text:p>
          <text:list>
            <text:list-item>
              <text:p text:style-name="P3">Una empresa sufre un ataque en el que varios equipos comienzan a mostrar mensajes pidiendo un rescate en bitcoins a cambio de devolver el acceso a los archivos.<text:line-break/>a) ¿De qué tipo de malware se trata?<text:line-break/>b) Explica brevemente cómo se propaga este tipo de malware y cuál podría ser la principal vía de infección.<text:line-break/>c) Propón dos medidas preventivas para evitar este tipo de infección en el futuro.</text:p>
            </text:list-item>
          </text:list>
        </text:list-item>
        <text:list-item>
          <text:p text:style-name="P2"><text:span text:style-name="Strong_20_Emphasis">Verificación de Autenticidad:</text:span><text:line-break/>a) Explica por qué es importante descargar software únicamente de los sitios oficiales del fabricante o a través de repositorios confiables.<text:line-break/>b) Describe dos métodos para verificar la autenticidad de un archivo de instalación (por ejemplo, verificar la firma digital o comparar el hash del archivo con el proporcionado por el desarrollador).<text:line-break/>c) Menciona las consecuencias de instalar software de origen desconocido sin verificar su integridad.</text:p>
        </text:list-item>
        <text:list-item>
          <text:p text:style-name="P2"><text:span text:style-name="Strong_20_Emphasis">Importancia de las Actualizaciones:</text:span><text:line-break/>a) ¿Por qué mantener el sistema operativo y las aplicaciones actualizadas ayuda a prevenir la infección por software malicioso?<text:line-break/>b) Explica cómo las actualizaciones corrigen vulnerabilidades y por qué esto es crucial para la segurida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0067a" officeooo:paragraph-rsid="0000067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Unidad 4 – Seguridad Protección frente al Software Malicioso.</text:p>
        <text:p text:style-name="MP1">Seguridad Informática</text:p>
        <text:p text:style-name="MP1">2º SMR – IES Camas – Curso 24-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09:45:17.556479713</meta:creation-date>
    <dc:date>2024-12-10T09:49:46.389401846</dc:date>
    <meta:editing-duration>PT4M29S</meta:editing-duration>
    <meta:editing-cycles>1</meta:editing-cycles>
    <meta:document-statistic meta:table-count="0" meta:image-count="0" meta:object-count="0" meta:page-count="1" meta:paragraph-count="9" meta:word-count="259" meta:character-count="1677" meta:non-whitespace-character-count="1428"/>
    <meta:generator>LibreOffice/7.3.7.2$Linux_X86_64 LibreOffice_project/30$Build-2</meta:generator>
  </office:meta>
</office:document-meta>
</file>